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2.248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 style:list-style-name="L1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1.93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1.295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2.565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493cm"/>
      <style:paragraph-properties style:writing-mode="lr-tb"/>
    </style:style>
    <style:style style:name="P1" style:family="paragraph"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2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3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4" style:family="paragraph">
      <loext:graphic-properties draw:fill="solid" draw:fill-color="#ffedb6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5" style:family="paragraph">
      <loext:graphic-properties draw:fill="solid" draw:fill-color="#ffdc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6" style:family="paragraph">
      <loext:graphic-properties draw:fill="solid" draw:fill-color="#c1ff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7" style:family="paragraph">
      <loext:graphic-properties draw:fill="solid" draw:fill-color="#d7ffc3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justify" style:writing-mode="lr-tb"/>
      <style:text-properties style:font-name="Arial" fo:font-size="9pt" fo:font-weight="normal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Arial" fo:font-size="9pt" fo:font-weight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Arial" fo:font-size="9pt" fo:font-weight="normal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Arial" fo:font-size="9pt" fo:font-weight="normal"/>
    </style:style>
    <style:style style:name="T1" style:family="text">
      <style:text-properties fo:color="#333333" loext:opacity="100%" style:font-name="Liberation Sans1" fo:font-size="9pt" fo:font-style="normal" fo:font-weight="bold"/>
    </style:style>
    <style:style style:name="T2" style:family="text">
      <style:text-properties style:font-name="Arial" fo:font-size="9pt" fo:font-weight="bold" style:font-weight-asian="bold" style:font-weight-complex="bold"/>
    </style:style>
    <style:style style:name="T3" style:family="text">
      <style:text-properties style:font-name="Arial" fo:font-size="9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9pt" fo:font-weight="bold" style:font-size-asian="6pt" style:font-weight-asian="bold" style:font-size-complex="6pt" style:font-weight-complex="bold"/>
    </style:style>
    <style:style style:name="T5" style:family="text">
      <style:text-properties style:font-name="Arial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8cm" svg:height="0.953cm" svg:x="2.064cm" svg:y="3.429cm">
          <text:p text:style-name="P1"><text:span text:style-name="T1">[ scheme”:”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175cm" svg:height="0.953cm" svg:x="12.542cm" svg:y="3.429cm">
          <text:p text:style-name="P3"><text:span text:style-name="T1">[ “#” fragmen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54cm" svg:height="0.953cm" svg:x="10.002cm" svg:y="3.429cm">
          <text:p text:style-name="P3"><text:span text:style-name="T1">[ “?” quer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905cm" svg:height="0.953cm" svg:x="8.097cm" svg:y="3.429cm">
          <text:p text:style-name="P3"><text:span text:style-name="T1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175cm" svg:height="0.953cm" svg:x="4.922cm" svg:y="3.429cm">
          <text:p text:style-name="P3"><text:span text:style-name="T1">[ “//” authorit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5.715cm" svg:height="3.099cm" svg:x="0.254cm" svg:y="0.254cm">
          <draw:text-box>
            <text:p text:style-name="P8"><text:span text:style-name="T2">scheme</text:span></text:p>
            <text:p text:style-name="P8"><text:span text:style-name="T2"/></text:p>
            <text:p text:style-name="P9"><text:span text:style-name="T3">The scheme determines the meaning and the syntax of the rest of the URL. It is sometimes left out when the meaning is implied, such as in HTTP requests.</text:span></text:p>
          </draw:text-box>
        </draw:frame>
        <draw:frame draw:style-name="gr7" draw:text-style-name="P13" draw:layer="layout" svg:width="4.513cm" svg:height="2.387cm" svg:x="3.746cm" svg:y="4.852cm">
          <draw:text-box>
            <text:p text:style-name="P9"><text:span text:style-name="T3">This optional field is used to identify a host computer on a network and only appears in hierarchical URLs.</text:span></text:p>
            <text:p text:style-name="P11"><text:span text:style-name="T4"/></text:p>
            <text:p text:style-name="P12"><text:span text:style-name="T4">authority</text:span></text:p>
          </draw:text-box>
        </draw:frame>
        <draw:frame draw:style-name="gr8" draw:text-style-name="P15" draw:layer="layout" svg:width="5.398cm" svg:height="2.743cm" svg:x="5.969cm" svg:y="0.254cm">
          <draw:text-box>
            <text:p text:style-name="P14"><text:span text:style-name="T2">path</text:span></text:p>
            <text:p text:style-name="P8"><text:span text:style-name="T3"/></text:p>
            <text:p text:style-name="P9"><text:span text:style-name="T3">This path is always considered present, even if it is the empty string. It identifies a specific resource on the host computer or in the scheme-specific domain.</text:span></text:p>
          </draw:text-box>
        </draw:frame>
        <draw:frame draw:style-name="gr7" draw:text-style-name="P13" draw:layer="layout" svg:width="5.65cm" svg:height="2.387cm" svg:x="8.509cm" svg:y="4.852cm">
          <draw:text-box>
            <text:p text:style-name="P9"><text:span text:style-name="T3">If present, this </text:span><text:span text:style-name="T5">provides</text:span><text:span text:style-name="T3"> additional target-specific information which is used to further refine the description of the desired resource.</text:span></text:p>
            <text:p text:style-name="P11"><text:span text:style-name="T4"/></text:p>
            <text:p text:style-name="P12"><text:span text:style-name="T4">query</text:span></text:p>
          </draw:text-box>
        </draw:frame>
        <draw:frame draw:style-name="gr8" draw:text-style-name="P17" draw:layer="layout" svg:width="6.16cm" svg:height="2.743cm" svg:x="11.366cm" svg:y="0.254cm">
          <draw:text-box>
            <text:p text:style-name="P16"><text:span text:style-name="T2">fragment</text:span></text:p>
            <text:p text:style-name="P8"><text:span text:style-name="T3"/></text:p>
            <text:p text:style-name="P9"><text:span text:style-name="T3">This optional string of characters is used to identify a portion of the resource being acquired and is typically used when resolving a URL locally, such as on a browser’s HTML pag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09T12:49:03.673000000</dc:date>
    <meta:editing-duration>PT39M13S</meta:editing-duration>
    <meta:editing-cycles>11</meta:editing-cycles>
    <meta:document-statistic meta:object-count="10"/>
  </office:meta>
</office:document-meta>
</file>